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17000002E532B6410B658778EB.png" manifest:media-type="image/png"/>
  <manifest:file-entry manifest:full-path="Pictures/1000020100000517000002E51ABBBE9E67FB544D.png" manifest:media-type="image/png"/>
  <manifest:file-entry manifest:full-path="Pictures/1000020100000517000002E5BDC1F41DAA3AAB68.png" manifest:media-type="image/png"/>
  <manifest:file-entry manifest:full-path="Pictures/1000020100000517000002E5E994C28B49570BFF.png" manifest:media-type="image/png"/>
  <manifest:file-entry manifest:full-path="Pictures/1000020100000517000002E5451AE7C088A6F8E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668cm" draw:z-index="0"><draw:image xlink:href="Pictures/1000020100000517000002E51ABBBE9E67FB544D.png" xlink:type="simple" xlink:show="embed" xlink:actuate="onLoad"/></draw:frame><draw:frame draw:style-name="fr2" draw:name="Image2" text:anchor-type="paragraph" svg:x="0cm" svg:y="11.001cm" svg:width="17cm" svg:height="9.668cm" draw:z-index="1"><draw:image xlink:href="Pictures/1000020100000517000002E5E994C28B49570BF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cm" svg:y="-2cm" svg:width="17cm" svg:height="9.668cm" draw:z-index="2"><draw:image xlink:href="Pictures/1000020100000517000002E5451AE7C088A6F8E0.png" xlink:type="simple" xlink:show="embed" xlink:actuate="onLoad"/></draw:frame><text:soft-page-break/></text:p>
      <text:p text:style-name="Standard"><draw:frame draw:style-name="fr1" draw:name="Image4" text:anchor-type="paragraph" svg:width="17cm" svg:height="9.668cm" draw:z-index="3"><draw:image xlink:href="Pictures/1000020100000517000002E5BDC1F41DAA3AAB68.png" xlink:type="simple" xlink:show="embed" xlink:actuate="onLoad"/></draw:frame><draw:frame draw:style-name="fr2" draw:name="Image5" text:anchor-type="paragraph" svg:x="0cm" svg:y="9.878cm" svg:width="17cm" svg:height="9.668cm" draw:z-index="4"><draw:image xlink:href="Pictures/1000020100000517000002E532B6410B658778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9:56:27.439288005</meta:creation-date>
    <dc:date>2019-04-07T19:59:09.261840898</dc:date>
    <meta:editing-duration>PT2M42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5.1.6.2$Linux_x86 LibreOffice_project/10m0$Build-2</meta:generator>
  </office:meta>
</office:document-meta>
</file>